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style>
    <style:style style:name="P3" style:family="paragraph" style:parent-style-name="Footnote">
      <style:paragraph-properties fo:margin-left="0cm" fo:margin-right="0cm" fo:text-indent="0cm" style:auto-text-indent="false"/>
      <style:text-properties officeooo:rsid="000a01eb" officeooo:paragraph-rsid="000a01eb"/>
    </style:style>
    <style:style style:name="P4" style:family="paragraph" style:parent-style-name="Footnote">
      <style:paragraph-properties fo:margin-left="0cm" fo:margin-right="0cm" fo:text-indent="0cm" style:auto-text-indent="false"/>
      <style:text-properties officeooo:rsid="000f3688" officeooo:paragraph-rsid="000f3688"/>
    </style:style>
    <style:style style:name="P5" style:family="paragraph" style:parent-style-name="Footnote">
      <style:paragraph-properties fo:margin-left="0cm" fo:margin-right="0cm" fo:text-indent="0cm" style:auto-text-indent="false"/>
      <style:text-properties fo:language="de" fo:country="DE"/>
    </style:style>
    <style:style style:name="P6" style:family="paragraph" style:parent-style-name="Text_20_body">
      <style:text-properties style:font-name="Times New Roman" fo:language="de" fo:country="DE" style:text-underline-style="none" style:font-name-asian="Microsoft YaHei" style:font-name-complex="Mangal"/>
    </style:style>
    <style:style style:name="P7" style:family="paragraph" style:parent-style-name="Text_20_body">
      <style:text-properties style:font-name="Times New Roman" fo:language="de" fo:country="DE" style:text-underline-style="none" officeooo:paragraph-rsid="0018fc3c" style:font-name-asian="Microsoft YaHei" style:font-name-complex="Mangal"/>
    </style:style>
    <style:style style:name="P8" style:family="paragraph" style:parent-style-name="Text_20_body">
      <style:text-properties fo:language="de" fo:country="DE"/>
    </style:style>
    <style:style style:name="P9" style:family="paragraph" style:parent-style-name="Text_20_body">
      <style:text-properties fo:language="de" fo:country="DE" fo:font-weight="bold" style:font-weight-asian="bold" style:font-weight-complex="bold"/>
    </style:style>
    <style:style style:name="P10" style:family="paragraph" style:parent-style-name="Text_20_body">
      <style:text-properties fo:language="de" fo:country="DE" officeooo:paragraph-rsid="0018fc3c"/>
    </style:style>
    <style:style style:name="P11" style:family="paragraph" style:parent-style-name="Text_20_body">
      <style:text-properties officeooo:paragraph-rsid="001f58e3"/>
    </style:style>
    <style:style style:name="P12" style:family="paragraph" style:parent-style-name="Text_20_body">
      <style:text-properties officeooo:rsid="001f58e3" officeooo:paragraph-rsid="001f58e3"/>
    </style:style>
    <style:style style:name="P13" style:family="paragraph" style:parent-style-name="Text_20_body">
      <style:paragraph-properties fo:margin-top="0.423cm" fo:margin-bottom="0.212cm" loext:contextual-spacing="false"/>
      <style:text-properties style:font-name="Times New Roman" fo:language="de" fo:country="DE" style:text-underline-style="none" style:font-name-asian="Microsoft YaHei" style:font-name-complex="Mangal"/>
    </style:style>
    <style:style style:name="P14"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5bd43" style:font-name-asian="Microsoft YaHei" style:font-name-complex="Mangal"/>
    </style:style>
    <style:style style:name="P15"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7ec3e" style:font-name-asian="Microsoft YaHei" style:font-name-complex="Mangal"/>
    </style:style>
    <style:style style:name="P16" style:family="paragraph" style:parent-style-name="Text_20_body">
      <style:paragraph-properties fo:margin-top="0.423cm" fo:margin-bottom="0.212cm" loext:contextual-spacing="false"/>
      <style:text-properties style:font-name="Times New Roman" fo:language="de" fo:country="DE" style:text-underline-style="none" officeooo:rsid="0007ec3e" officeooo:paragraph-rsid="0007ec3e" style:font-name-asian="Microsoft YaHei" style:font-name-complex="Mangal"/>
    </style:style>
    <style:style style:name="P17"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d42c7" style:font-name-asian="Microsoft YaHei" style:font-name-complex="Mangal"/>
    </style:style>
    <style:style style:name="P18"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cd51a" style:font-name-asian="Microsoft YaHei" style:font-name-complex="Mangal"/>
    </style:style>
    <style:style style:name="P19"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17d6fe" style:font-name-asian="Microsoft YaHei" style:font-name-complex="Mangal"/>
    </style:style>
    <style:style style:name="P20" style:family="paragraph" style:parent-style-name="Text_20_body">
      <style:paragraph-properties fo:margin-top="0.423cm" fo:margin-bottom="0.212cm" loext:contextual-spacing="false"/>
      <style:text-properties style:font-name="Times New Roman" fo:language="de" fo:country="DE" style:text-underline-style="none" officeooo:rsid="000d42c7" officeooo:paragraph-rsid="000f3688" style:font-name-asian="Microsoft YaHei" style:font-name-complex="Mangal"/>
    </style:style>
    <style:style style:name="P21" style:family="paragraph" style:parent-style-name="Text_20_body">
      <style:paragraph-properties fo:margin-top="0.423cm" fo:margin-bottom="0.212cm" loext:contextual-spacing="false"/>
      <style:text-properties style:font-name="Times New Roman" fo:language="de" fo:country="DE" style:text-underline-style="none" officeooo:rsid="0017e20d" officeooo:paragraph-rsid="0017e20d" style:font-name-asian="Microsoft YaHei" style:font-name-complex="Mangal"/>
    </style:style>
    <style:style style:name="P22" style:family="paragraph" style:parent-style-name="Text_20_body">
      <style:paragraph-properties fo:margin-top="0.423cm" fo:margin-bottom="0.212cm" loext:contextual-spacing="false"/>
      <style:text-properties style:font-name="Times New Roman" fo:language="de" fo:country="DE" style:text-underline-style="none" officeooo:rsid="001b9736" officeooo:paragraph-rsid="001b9736" style:font-name-asian="Microsoft YaHei" style:font-name-complex="Mangal"/>
    </style:style>
    <style:style style:name="P23" style:family="paragraph" style:parent-style-name="Text_20_body">
      <style:paragraph-properties fo:margin-top="0.423cm" fo:margin-bottom="0.212cm" loext:contextual-spacing="false"/>
      <style:text-properties style:font-name="Times New Roman" fo:language="de" fo:country="DE" style:text-underline-style="none" officeooo:rsid="0017d6fe" officeooo:paragraph-rsid="0017d6fe"/>
    </style:style>
    <style:style style:name="P24" style:family="paragraph" style:parent-style-name="Text_20_body">
      <style:paragraph-properties fo:margin-top="0.423cm" fo:margin-bottom="0.212cm" loext:contextual-spacing="false"/>
      <style:text-properties style:font-name="Times New Roman" fo:language="de" fo:country="DE" style:text-underline-style="none" officeooo:rsid="001b9736" officeooo:paragraph-rsid="001d3b91"/>
    </style:style>
    <style:style style:name="P25" style:family="paragraph" style:parent-style-name="Text_20_body">
      <style:paragraph-properties fo:margin-top="0.423cm" fo:margin-bottom="0.212cm" loext:contextual-spacing="false"/>
      <style:text-properties style:font-name="Times New Roman" fo:language="de" fo:country="DE" style:text-underline-style="none" officeooo:rsid="001f58e3" officeooo:paragraph-rsid="001f58e3"/>
    </style:style>
    <style:style style:name="P26" style:family="paragraph" style:parent-style-name="Text_20_body">
      <style:paragraph-properties fo:margin-top="0.423cm" fo:margin-bottom="0.212cm" loext:contextual-spacing="false"/>
      <style:text-properties style:font-name="Times New Roman" fo:language="de" fo:country="DE" officeooo:paragraph-rsid="0018fc3c" style:font-name-asian="Microsoft YaHei" style:font-name-complex="Mangal"/>
    </style:style>
    <style:style style:name="P27" style:family="paragraph" style:parent-style-name="Text_20_body">
      <style:paragraph-properties fo:margin-top="0.423cm" fo:margin-bottom="0.212cm" loext:contextual-spacing="false"/>
      <style:text-properties style:font-name="Times New Roman" style:text-underline-style="none" officeooo:rsid="001b9736" officeooo:paragraph-rsid="001b9736"/>
    </style:style>
    <style:style style:name="P28" style:family="paragraph" style:parent-style-name="Footnote">
      <style:text-properties officeooo:rsid="0005bd43" officeooo:paragraph-rsid="0005bd43"/>
    </style:style>
    <style:style style:name="P29" style:family="paragraph" style:parent-style-name="Footnote">
      <style:text-properties officeooo:rsid="0006fd11" officeooo:paragraph-rsid="0006fd11"/>
    </style:style>
    <style:style style:name="P30" style:family="paragraph" style:parent-style-name="Footnote">
      <style:text-properties officeooo:rsid="0007ec3e" officeooo:paragraph-rsid="0007ec3e"/>
    </style:style>
    <style:style style:name="P31" style:family="paragraph" style:parent-style-name="Footnote">
      <style:text-properties officeooo:rsid="000cd51a" officeooo:paragraph-rsid="000cd51a"/>
    </style:style>
    <style:style style:name="P32" style:family="paragraph" style:parent-style-name="Footnote">
      <style:text-properties officeooo:rsid="000e87ce" officeooo:paragraph-rsid="000e87ce"/>
    </style:style>
    <style:style style:name="P33" style:family="paragraph" style:parent-style-name="Footnote">
      <style:text-properties fo:language="de" fo:country="DE"/>
    </style:style>
    <style:style style:name="P34" style:family="paragraph" style:parent-style-name="Footnote">
      <style:text-properties officeooo:rsid="0017d6fe" officeooo:paragraph-rsid="0017d6fe"/>
    </style:style>
    <style:style style:name="P35" style:family="paragraph" style:parent-style-name="Footnote">
      <style:text-properties officeooo:rsid="0018fc3c" officeooo:paragraph-rsid="0018fc3c"/>
    </style:style>
    <style:style style:name="P36" style:family="paragraph" style:parent-style-name="Footnote">
      <style:text-properties officeooo:rsid="001f58e3" officeooo:paragraph-rsid="001f58e3"/>
    </style:style>
    <style:style style:name="P37" style:family="paragraph" style:parent-style-name="Standard">
      <style:text-properties officeooo:rsid="001b8829" officeooo:paragraph-rsid="00283153"/>
    </style:style>
    <style:style style:name="P38" style:family="paragraph" style:parent-style-name="Standard">
      <style:text-properties officeooo:paragraph-rsid="00283153"/>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28315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283153" fo:background-color="transparent" style:font-size-asian="12pt" style:font-style-asian="normal" style:font-weight-asian="normal" style:font-size-complex="12pt" style:font-style-complex="normal" style:font-weight-complex="normal" style:text-overline-style="none" style:text-overline-color="font-color" style:shadow="none"/>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style:shadow="none"/>
    </style:style>
    <style:style style:name="P4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283153"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83153" officeooo:paragraph-rsid="00283153"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Standard">
      <style:text-properties fo:color="#000000" style:text-outline="false" style:text-line-through-style="none" style:text-line-through-type="none" style:font-name="Times New Roman" fo:font-size="12pt"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style:shadow="none"/>
    </style:style>
    <style:style style:name="P45" style:family="paragraph" style:parent-style-name="Heading_20_1">
      <style:text-properties fo:language="de" fo:country="DE" style:text-underline-style="solid" style:text-underline-width="auto" style:text-underline-color="font-color"/>
    </style:style>
    <style:style style:name="P46" style:family="paragraph" style:parent-style-name="Heading_20_1" style:list-style-name="">
      <style:paragraph-properties fo:margin-top="0.423cm" fo:margin-bottom="0.212cm" loext:contextual-spacing="false" fo:keep-with-next="always"/>
      <style:text-properties style:font-name="Arial" fo:language="de" fo:country="DE" style:text-underline-style="solid" style:text-underline-width="auto" style:text-underline-color="font-color" style:font-name-asian="Microsoft YaHei" style:font-name-complex="Mangal"/>
    </style:style>
    <style:style style:name="P47"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style:font-name-asian="Microsoft YaHei" style:font-name-complex="Mangal"/>
    </style:style>
    <style:style style:name="P48"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0a01eb" officeooo:paragraph-rsid="000a01eb" style:font-name-asian="Microsoft YaHei" style:font-name-complex="Mangal"/>
    </style:style>
    <style:style style:name="P49"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7d6fe" officeooo:paragraph-rsid="0017d6fe" style:font-name-asian="Microsoft YaHei" style:font-name-complex="Mangal"/>
    </style:style>
    <style:style style:name="P50"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b9736" officeooo:paragraph-rsid="001b9736" style:font-name-asian="Microsoft YaHei" style:font-name-complex="Mangal"/>
    </style:style>
    <style:style style:name="P51" style:family="paragraph" style:parent-style-name="Heading_20_1">
      <style:paragraph-properties fo:break-before="page"/>
      <style:text-properties style:text-underline-style="solid" style:text-underline-width="auto" style:text-underline-color="font-color"/>
    </style:style>
    <style:style style:name="P52" style:family="paragraph" style:parent-style-name="Heading_20_4">
      <style:text-properties fo:language="de" fo:country="DE"/>
    </style:style>
    <style:style style:name="P53" style:family="paragraph" style:parent-style-name="Heading_20_4">
      <style:paragraph-properties fo:margin-top="0.423cm" fo:margin-bottom="0.212cm" loext:contextual-spacing="false" fo:keep-with-next="always"/>
      <style:text-properties style:font-name="Arial" fo:language="de" fo:country="DE" style:font-name-asian="Microsoft YaHei" style:font-name-complex="Mangal"/>
    </style:style>
    <style:style style:name="T1" style:family="text">
      <style:text-properties fo:font-weight="bold" style:font-weight-asian="bold" style:font-weight-complex="bold"/>
    </style:style>
    <style:style style:name="T2" style:family="text">
      <style:text-properties style:font-name="Times New Roman" fo:font-size="10pt" fo:language="de" fo:country="DE" style:text-underline-style="none" style:font-name-asian="Microsoft YaHei" style:font-size-asian="10pt" style:font-name-complex="Mangal" style:font-size-complex="10pt"/>
    </style:style>
    <style:style style:name="T3" style:family="text">
      <style:text-properties style:font-name="Times New Roman" officeooo:rsid="0005bd43"/>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font-name="Arial" style:text-underline-style="solid" style:text-underline-width="auto" style:text-underline-color="font-color" officeooo:rsid="0005bd43"/>
    </style:style>
    <style:style style:name="T7" style:family="text">
      <style:text-properties officeooo:rsid="0007ec3e"/>
    </style:style>
    <style:style style:name="T8" style:family="text">
      <style:text-properties officeooo:rsid="000935ab"/>
    </style:style>
    <style:style style:name="T9" style:family="text">
      <style:text-properties officeooo:rsid="000d42c7"/>
    </style:style>
    <style:style style:name="T10" style:family="text">
      <style:text-properties officeooo:rsid="00129add"/>
    </style:style>
    <style:style style:name="T11" style:family="text">
      <style:text-properties fo:language="de" fo:country="DE"/>
    </style:style>
    <style:style style:name="T12" style:family="text">
      <style:text-properties fo:language="de" fo:country="DE" style:font-name-asian="Microsoft YaHei" style:font-name-complex="Mangal"/>
    </style:style>
    <style:style style:name="T13" style:family="text">
      <style:text-properties fo:language="de" fo:country="DE" officeooo:rsid="001d3b91" style:font-name-asian="Microsoft YaHei" style:font-name-complex="Mangal"/>
    </style:style>
    <style:style style:name="T14" style:family="text">
      <style:text-properties fo:language="de" fo:country="DE" officeooo:rsid="001e4064" style:font-name-asian="Microsoft YaHei" style:font-name-complex="Mangal"/>
    </style:style>
    <style:style style:name="T15" style:family="text">
      <style:text-properties fo:language="de" fo:country="DE" officeooo:rsid="001f58e3" style:font-name-asian="Microsoft YaHei" style:font-name-complex="Mangal"/>
    </style:style>
    <style:style style:name="T16" style:family="text">
      <style:text-properties style:font-name-asian="Microsoft YaHei" style:font-name-complex="Mangal"/>
    </style:style>
    <style:style style:name="T17" style:family="text">
      <style:text-properties officeooo:rsid="000a01eb" style:font-name-asian="Microsoft YaHei" style:font-name-complex="Mangal"/>
    </style:style>
    <style:style style:name="T18" style:family="text">
      <style:text-properties officeooo:rsid="0017e20d" style:font-name-asian="Microsoft YaHei" style:font-name-complex="Mangal"/>
    </style:style>
    <style:style style:name="T19" style:family="text">
      <style:text-properties officeooo:rsid="001d3b91" style:font-name-asian="Microsoft YaHei" style:font-name-complex="Mangal"/>
    </style:style>
    <style:style style:name="T20" style:family="text">
      <style:text-properties officeooo:rsid="0020a7ad" style:font-name-asian="Microsoft YaHei" style:font-name-complex="Mangal"/>
    </style:style>
    <style:style style:name="T21" style:family="text">
      <style:text-properties officeooo:rsid="00228bc1" style:font-name-asian="Microsoft YaHei" style:font-name-complex="Mangal"/>
    </style:style>
    <style:style style:name="T22" style:family="text">
      <style:text-properties officeooo:rsid="0024da77" style:font-name-asian="Microsoft YaHei" style:font-name-complex="Mangal"/>
    </style:style>
    <style:style style:name="T23" style:family="text">
      <style:text-properties officeooo:rsid="001f58e3"/>
    </style:style>
    <style:style style:name="T24" style:family="text">
      <style:text-properties officeooo:rsid="00262a4b"/>
    </style:style>
    <style:style style:name="T25" style:family="text">
      <style:text-properties officeooo:rsid="001b8829"/>
    </style:style>
    <style:style style:name="T26" style:family="text">
      <style:text-properties officeooo:rsid="00285e17"/>
    </style:style>
    <style:style style:name="T27" style:family="text">
      <style:text-properties officeooo:rsid="002a17f4"/>
    </style:style>
    <style:style style:name="T28" style:family="text">
      <style:text-properties officeooo:rsid="002aa4a3"/>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suche"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suche"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Einleitung</text:h>
      <text:h text:style-name="P52" text:outline-level="4">Kriterien zum Vergleich von Frameworks</text:h>
      <text:p text:style-name="P8">Um Frameworks bewerten zu können, müssen zuerst Kriterien gefunden werden, nach denen diese auch verglichen werden können. Auch sollte man eine mögliche unterschiedliche Gewichtung verschiedener Kriterien berücksichtigen z.B. ist es wichtiger, dass ein Framework aktiv von jemanden gepflegt und aktualisiert wird, als dass sie 100% der gewünschten Features bereitstellt.</text:p>
      <text:p text:style-name="P8"/>
      <text:p text:style-name="P8">Folgende Kriterien werden von uns verwendet:<text:note text:id="ftn1" text:note-class="footnote"><text:note-citation>1</text:note-citation><text:note-body><text:p text:style-name="P1"><text:span text:style-name="T11"><text:s/></text:span><text:a xlink:type="simple" xlink:href="http://www.thewebhatesme.com/allgemein/10-auswahlkriterien-fur-php-frameworks/" text:style-name="Internet_20_link" text:visited-style-name="Visited_20_Internet_20_Link"><text:span text:style-name="T2">http://www.thewebhatesme.com/allgemein/10-auswahlkriterien-fur-php-frameworks/</text:span></text:a></text:p></text:note-body></text:note></text:p>
      <text:p text:style-name="P8"><text:span text:style-name="T1">Aktualität:</text:span> Wird das Framework akitv gefplegt und entwickelt?</text:p>
      <text:p text:style-name="P8"><text:span text:style-name="T1">Verbreitung:</text:span> Ruf des Frameworks bzw. Referenzen?</text:p>
      <text:p text:style-name="P8"><text:span text:style-name="T1">Dokumentation:</text:span> Wie ausführlich ist die Dokumentation? Gibt es Anleitungen oder Tutorials?</text:p>
      <text:p text:style-name="P8"><text:span text:style-name="T1">Qualitätssicherung:</text:span> Wird das Framework regelmäßig vom Entwickler getestet?</text:p>
      <text:p text:style-name="P8"><text:span text:style-name="T1">Entwickler:</text:span> Wer steht hinter dem Framework: Freie Entwickler, Unternehmen?</text:p>
      <text:p text:style-name="P8"><text:span text:style-name="T1">Community:</text:span> Wie schnell bekommt man hochwertige Hilfe auf Fragen ?</text:p>
      <text:p text:style-name="P13"><text:span text:style-name="T1">Lizenz:</text:span> Frei oder kostenpflichtig? Weitere Auflagen?</text:p>
      <text:p text:style-name="P8"><text:span text:style-name="T1">Technik:</text:span> Wird PHP5 unterstützt? Lässt es sich einfach konfigurieren?</text:p>
      <text:p text:style-name="P8"><text:span text:style-name="T1">Bugs:</text:span> Wie ist das Verhältnis zwischen gefundenen und gelösten Bugs?</text:p>
      <text:p text:style-name="P8"><text:span text:style-name="T1">Features:</text:span> Welche Features werden bereitgestellt? Lassen sich externe Komponente hinzufügen, um die fehlenden Features abzudecken?</text:p>
      <text:p text:style-name="P9">Aufwand: <text:span text:style-name="T4">Wie viel Aufwand und Einarbeitungszeit ist nötig?</text:span></text:p>
      <text:h text:style-name="P53" text:outline-level="4">Gewichtung der Kriterien</text:h>
      <text:p text:style-name="P8">Es werden für diverse Frameworks alle Kriterien angeschaut, Schwerpunkt liegt jedoch auf den <text:s/><text:span text:style-name="T27">zwei</text:span> genannten: <text:span text:style-name="T27">Dokumentation und Community</text:span></text:p>
      <text:p text:style-name="P8">Grund ist, dass ein Framework für uns gut genug ist, wenn es <text:span text:style-name="T28">gut dokumentiert ist und ein aktive Community hinter sich hat</text:span>, auch wenn es vielleicht nicht mehr aktuell oder nicht kostenfrei ist.</text:p>
      <text:h text:style-name="P46" text:outline-level="1"/>
      <text:h text:style-name="P47" text:outline-level="1">Yii</text:h>
      <text:p text:style-name="P8">Yii wurde <text:s/>am 1. Januar 2008 von Qiang Xue ins Leben gerufen. Seitdem hat sich Yii zu einem schnellen, sicheren und professionellen Framework entwickelt, dessen Fokus auf die Erstellung von Web 2.0 Applikationen liegt.<text:note text:id="ftn2" text:note-class="footnote"><text:note-citation>2</text:note-citation><text:note-body><text:p text:style-name="P1"><text:span text:style-name="T11"><text:s/></text:span><text:a xlink:type="simple" xlink:href="http://www.yiiframework.com/about" text:style-name="Internet_20_link" text:visited-style-name="Visited_20_Internet_20_Link"><text:span text:style-name="T2">http://www.yiiframework.com/about</text:span></text:a></text:p></text:note-body></text:note></text:p>
      <text:h text:style-name="P53" text:outline-level="4">Vorteile</text:h>
      <text:p text:style-name="P6">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1"><text:span text:style-name="T11"><text:s/></text:span><text:a xlink:type="simple" xlink:href="http://www.yiiframework.com/forum/index.php?/forum/15-job-opportunities/" text:style-name="Internet_20_link" text:visited-style-name="Visited_20_Internet_20_Link"><text:span text:style-name="T11">http://www.yiiframework.com/forum/index.php?/forum/15-job-opportunities/</text:span></text:a></text:p><text:p text:style-name="P33"/><text:p text:style-name="P5"/></text:note-body></text:note> und den zahlreichen ”Yii-powered” Webseiten, die das Framework benutzen.<text:note text:id="ftn4" text:note-class="footnote"><text:note-citation>4</text:note-citation><text:note-body><text:p text:style-name="P1"><text:span text:style-name="T11"><text:s/></text:span><text:a xlink:type="simple" xlink:href="http://www.yiiframework.com/forum/index.php/forum/14-yii-powered-applications/" text:style-name="Internet_20_link" text:visited-style-name="Visited_20_Internet_20_Link"><text:span text:style-name="T11">http://www.yiiframework.com/forum/index.php/forum/14-yii-powered-applications/</text:span></text:a></text:p></text:note-body></text:note><text:note text:id="ftn5" text:note-class="footnote"><text:note-citation>5</text:note-citation><text:note-body><text:p text:style-name="P1"><text:span text:style-name="T11"><text:s/></text:span><text:a xlink:type="simple" xlink:href="http://yii.poweredsites.org/" text:style-name="Internet_20_link" text:visited-style-name="Visited_20_Internet_20_Link"><text:span text:style-name="T11">http://yii.poweredsites.org/</text:span></text:a></text:p></text:note-body></text:note></text:p>
      <text:p text:style-name="P6">Um sich Kenntnisse über Yii anzueignen stehen einem der ausführliche Guide auf der Webseite mit Codebeispielen und der Möglichkeit zu kommentieren,<text:note text:id="ftn6" text:note-class="footnote"><text:note-citation>6</text:note-citation><text:note-body><text:p text:style-name="P1"><text:span text:style-name="T11"><text:s/></text:span><text:a xlink:type="simple" xlink:href="http://www.yiiframework.com/doc/guide" text:style-name="Internet_20_link" text:visited-style-name="Visited_20_Internet_20_Link"><text:span text:style-name="T11">http://www.yiiframework.com/doc/guide</text:span></text:a></text:p></text:note-body></text:note> Bücher (sowohl in Printform als auch als Ebook) und kostenpflichtige Videokurse zur Verfügung.<text:note text:id="ftn7" text:note-class="footnote"><text:note-citation>7</text:note-citation><text:note-body><text:p text:style-name="P1"><text:span text:style-name="T11"><text:s/></text:span><text:a xlink:type="simple" xlink:href="http://www.yiiframework.com/doc" text:style-name="Internet_20_link" text:visited-style-name="Visited_20_Internet_20_Link"><text:span text:style-name="T11">http://www.yiiframework.com/doc</text:span></text:a></text:p></text:note-body></text:note></text:p>
      <text:p text:style-name="P6">Das eigene Forum ist aktiv und es gibt Beiträge in mehr als zwei Dutzend Sprachen.<text:note text:id="ftn8" text:note-class="footnote"><text:note-citation>8</text:note-citation><text:note-body><text:p text:style-name="P1"><text:span text:style-name="T11"><text:s/></text:span><text:a xlink:type="simple" xlink:href="http://www.yiiframework.com/forum/" text:style-name="Internet_20_link" text:visited-style-name="Visited_20_Internet_20_Link"><text:span text:style-name="T11">http://www.yiiframework.com/forum/</text:span></text:a></text:p></text:note-body></text:note> Die Mitglieder sind freundlich und hilfsbereits und man bekommt recht schnell eine Antwort auf seine Fragen.<text:note text:id="ftn9" text:note-class="footnote"><text:note-citation>9</text:note-citation><text:note-body><text:p text:style-name="P1"><text:span text:style-name="T11"><text:s/></text:span><text:a xlink:type="simple" xlink:href="https://web.archive.org/web/20120618111441/http://blog.mbischof.de/auswahlkriterien-fur-php-frameworks" text:style-name="Internet_20_link" text:visited-style-name="Visited_20_Internet_20_Link"><text:span text:style-name="T11">https://web.archive.org/web/20120618111441/http://blog.mbischof.de/auswahlkriterien-fur-php-frameworks</text:span></text:a></text:p></text:note-body></text:note></text:p>
      <text:p text:style-name="P6">Yii setzt ausschließlich auf PHP5 und lässt sich mit Extensions beliebig erweitern. Derzeit gibt über 2000 Erweiterungen.<text:note text:id="ftn10" text:note-class="footnote"><text:note-citation>10</text:note-citation><text:note-body><text:p text:style-name="P1"><text:span text:style-name="T11"><text:s/></text:span><text:a xlink:type="simple" xlink:href="http://www.yiiframework.com/extensions/" text:style-name="Internet_20_link" text:visited-style-name="Visited_20_Internet_20_Link"><text:span text:style-name="T11">http://www.yiiframework.com/extensions/</text:span></text:a></text:p></text:note-body></text:note> Auch lässt sich Yii mit anderen Komponenten verknüpfen, um das Framework so verwenden zu können, wie gewünscht.<text:note text:id="ftn11" text:note-class="footnote"><text:note-citation>11</text:note-citation><text:note-body><text:p text:style-name="Footnote"><text:span text:style-name="T11">Beispiele: </text:span><text:a xlink:type="simple" xlink:href="http://www.yiiframework.com/search/?q=integrating&amp;type=wiki" text:style-name="Internet_20_link" text:visited-style-name="Visited_20_Internet_20_Link"><text:span text:style-name="T11">http://www.yiiframework.com/search/?q=integrating&amp;type=wiki</text:span></text:a></text:p></text:note-body></text:note> </text:p>
      <text:h text:style-name="P53" text:outline-level="4">Nachteile</text:h>
      <text:p text:style-name="P6">Das Selbststudium kann recht teuer werden, die Videokurse liegen preislich über 50€, die Bücher zwischen 30-50€, die jeweils nur einen Anwendungsbereich von Yii abdecken.</text:p>
      <text:h text:style-name="P53" text:outline-level="4">Sonstiges</text:h>
      <text:p text:style-name="P8">Die neueste Version ist 2.0.7 vom 14. Februar 2016 und ist eine vollständige Überarbeitung von Yii auf Basis von PHP 5.4.0.<text:note text:id="ftn12" text:note-class="footnote"><text:note-citation>12</text:note-citation><text:note-body><text:p text:style-name="P1"><text:span text:style-name="T11"><text:s/></text:span><text:a xlink:type="simple" xlink:href="http://www.yiiframework.com/download/" text:style-name="Internet_20_link" text:visited-style-name="Visited_20_Internet_20_Link"><text:span text:style-name="T2">http://www.yiiframework.com/download/</text:span></text:a></text:p></text:note-body></text:note> Yii ist Open Source (BSD)<text:note text:id="ftn13" text:note-class="footnote"><text:note-citation>13</text:note-citation><text:note-body><text:p text:style-name="P1"><text:span text:style-name="T11"><text:s/></text:span><text:a xlink:type="simple" xlink:href="http://www.yiiframework.com/license/" text:style-name="Internet_20_link" text:visited-style-name="Visited_20_Internet_20_Link"><text:span text:style-name="T11">http://www.yiiframework.com/license/</text:span></text:a></text:p></text:note-body></text:note> und wird von wenigen Entwicklern gepflegt.<text:note text:id="ftn14" text:note-class="footnote"><text:note-citation>14</text:note-citation><text:note-body><text:p text:style-name="P1"><text:span text:style-name="T11"><text:s/></text:span><text:a xlink:type="simple" xlink:href="https://github.com/yiisoft" text:style-name="Internet_20_link" text:visited-style-name="Visited_20_Internet_20_Link"><text:span text:style-name="T11">https://github.com/yiisoft</text:span></text:a></text:p></text:note-body></text:note> Das Verhältnis zwischen gemeldeten und gelösten Bugs liegt bei 2,465/2,188.<text:note text:id="ftn15" text:note-class="footnote"><text:note-citation>15</text:note-citation><text:note-body><text:p text:style-name="P1"><text:span text:style-name="T11"><text:s/></text:span><text:a xlink:type="simple" xlink:href="https://github.com/yiisoft/yii/issues" text:style-name="Internet_20_link" text:visited-style-name="Visited_20_Internet_20_Link"><text:span text:style-name="T11">https://github.com/yiisoft/yii/issues</text:span></text:a></text:p></text:note-body></text:note></text:p>
      <text:p text:style-name="P8">Yii ist nach dem MVC Prinzip entwickelt.<text:note text:id="ftn16" text:note-class="footnote"><text:note-citation>16</text:note-citation><text:note-body><text:p text:style-name="P2"><text:span text:style-name="T11"><text:s/></text:span><text:a xlink:type="simple" xlink:href="http://www.yiiframework.com/doc/guide/1.1/en/basics.mvc" text:style-name="Internet_20_link" text:visited-style-name="Visited_20_Internet_20_Link"><text:span text:style-name="T11">http://www.yiiframework.com/doc/guide/1.1/en/basics.mvc</text:span></text:a></text:p></text:note-body></text:note></text:p>
      <text:p text:style-name="P10">Yii wird von folgenden Unternehmen verwendet: Stay.com, Fusonic GmbH, PicLyf<text:note text:id="ftn17" text:note-class="footnote"><text:note-citation>17</text:note-citation><text:note-body><text:p text:style-name="Footnote"><text:a xlink:type="simple" xlink:href="https://www.itcentralstation.com/products/comparisons/yii-framework_vs_zend-framework" text:style-name="Internet_20_link" text:visited-style-name="Visited_20_Internet_20_Link"><text:span text:style-name="T11">https://www.itcentralstation.com/products/comparisons/yii-framework_vs_zend-framework</text:span></text:a></text:p></text:note-body></text:note></text:p>
      <text:h text:style-name="P51" text:outline-level="1">Zend Framework 2</text:h>
      <text:p text:style-name="P26"><text:span text:style-name="T5">Zend Framework 2 (nachfolgend Zend 2) entstand aus Zend Framework 1 (nachfolgend Zend 1), welches ein häufig benutztes Framework ist (15 Mio. Downloads). <text:s/>Google gibt bei der Suche nach ”zend 2” 1,4 Mio. Ergebnisse zurück. Zend 2 ist 100% objektorientiert.</text:span><text:span text:style-name="T5"><text:note text:id="ftn18" text:note-class="footnote"><text:note-citation>18</text:note-citation><text:note-body><text:p text:style-name="Footnote"><text:a xlink:type="simple" xlink:href="http://framework.zend.com/about/" text:style-name="Internet_20_link" text:visited-style-name="Visited_20_Internet_20_Link"><text:span text:style-name="T11">http://framework.zend.com/about/</text:span></text:a></text:p></text:note-body></text:note></text:span></text:p>
      <text:h text:style-name="Heading_20_4" text:outline-level="4">Vorteile</text:h>
      <text:p text:style-name="P6">Das Framework wird vom Developer getestet (mittels PHPUnit). Der Übergang von Zend 1 ist gegeben, dazu läuft <text:s/>zusätzlich Zend 1 Code in der <text:s/>Zend 2 Engine.<text:note text:id="ftn19" text:note-class="footnote"><text:note-citation>19</text:note-citation><text:note-body><text:p text:style-name="Footnote"><text:a xlink:type="simple" xlink:href="http://framework.zend.com/about/faq/" text:style-name="Internet_20_link" text:visited-style-name="Visited_20_Internet_20_Link"><text:span text:style-name="T11">http://framework.zend.com/about/faq/</text:span></text:a></text:p></text:note-body></text:note></text:p>
      <text:p text:style-name="P6">Die Standardbibliothek bietet viele Funktionen u.a. Datenbankenabstraktion, Eingabemasken mit HTML5 Unterstützung (Rendering, Überprüfung) und Komponenten für Authentifizierung und Authorisierung. Insgesamt beinhaltet Zend 2 die am meisten gebrauchten Webservices, deren Verwendung die Entwicklungszeit erheblich verkürzt und die ausgieblich getestet wurden.</text:p>
      <text:p text:style-name="P6">Zend 2 ist mit Hilfe der eigenen lebhaften Community entstanden, deren Mitglieder auf verschiedene Wege erreichbar sind (Mail, IRC), um bei Fragen bereitzustehen.<text:note text:id="ftn20" text:note-class="footnote"><text:note-citation>20</text:note-citation><text:note-body><text:p text:style-name="Footnote"><text:a xlink:type="simple" xlink:href="http://framework.zend.com/about/" text:style-name="Internet_20_link" text:visited-style-name="Visited_20_Internet_20_Link"><text:span text:style-name="T11">http://framework.zend.com/about/</text:span></text:a></text:p></text:note-body></text:note></text:p>
      <text:p text:style-name="P6">Zum Selbststudium stehen einem ein Tutorial, ein Guide und die API Dokumentation zur Verfügung. Dazu gibt es diverese Bücher im Preisbereich von 40+€. Man kann sich kostenpflichtig sein Fachwissen nachweisen mittels Zertifikate verschiedener Stufen (ab ca. Tausend Euro).</text:p>
      <text:p text:style-name="P6">Zend 2 fordert keine Erlernung einer neuen Sprache wie Yaml.<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1">http://www.sheldmandu.com/php/php-mvc-frameworks/yii-vs-zend-vs-code-igniter-compared</text:span></text:a></text:p></text:note-body></text:note></text:p>
      <text:h text:style-name="P53" text:outline-level="4">Nachteile<text:note text:id="ftn22" text:note-class="footnote"><text:note-citation>22</text:note-citation><text:note-body><text:p text:style-name="Footnote"><text:a xlink:type="simple" xlink:href="http://www.sheldmandu.com/php/php-mvc-frameworks/yii-vs-zend-vs-code-igniter-compared" text:style-name="Internet_20_link" text:visited-style-name="Visited_20_Internet_20_Link"><text:span text:style-name="T11">http://www.sheldmandu.com/php/php-mvc-frameworks/yii-vs-zend-vs-code-igniter-compared</text:span></text:a></text:p></text:note-body></text:note></text:h>
      <text:p text:style-name="P6">Die Framework ist recht wortreich, was zu verhätnismäßig viel Code für simple Sachen führt.</text:p>
      <text:p text:style-name="P6">Es kann langsam sein, weil Klassen auf viele Dateien verteilt sind. Man kann dem jedoch entgegenwirken, wenn man Extraarbeit mit Opcode Caching betreibt.</text:p>
      <text:p text:style-name="P6">Leider wird Wissen im Bereich Enterprise-Application Architektur vorausgesetzt bzw. ohne diese ist die Lernkurve recht steil.</text:p>
      <text:h text:style-name="P53" text:outline-level="4">Sonstiges</text:h>
      <text:p text:style-name="P6">Die neueste Version (2.4.9 ) erschien am 23.11.2015<text:note text:id="ftn23" text:note-class="footnote"><text:note-citation>23</text:note-citation><text:note-body><text:p text:style-name="Footnote"><text:a xlink:type="simple" xlink:href="http://framework.zend.com/downloads/latest#ZF2" text:style-name="Internet_20_link" text:visited-style-name="Visited_20_Internet_20_Link"><text:span text:style-name="T11">http://framework.zend.com/downloads/latest#ZF2</text:span></text:a></text:p></text:note-body></text:note> und ist Open Source. Zend <text:s/>2 basiert auf PHP 5.3 und ist eine überarbeitete Version von Zend 1; u.a. wurde die MVC Schicht vollständig geändert mit Fokus auf Ereignissteuerung.<text:note text:id="ftn24" text:note-class="footnote"><text:note-citation>24</text:note-citation><text:note-body><text:p text:style-name="Footnote"><text:a xlink:type="simple" xlink:href="http://framework.zend.com/about/faq/" text:style-name="Internet_20_link" text:visited-style-name="Visited_20_Internet_20_Link"><text:span text:style-name="T11">http://framework.zend.com/about/faq/</text:span></text:a></text:p></text:note-body></text:note></text:p>
      <text:p text:style-name="P6">Zend steht in Partnerschaft mit diversen Unternehmen (z.B. Google, Microsoft), die Komponente, Features und Interfaces beigesteuert haben.<text:note text:id="ftn25" text:note-class="footnote"><text:note-citation>25</text:note-citation><text:note-body><text:p text:style-name="Footnote"><text:a xlink:type="simple" xlink:href="http://framework.zend.com/about/" text:style-name="Internet_20_link" text:visited-style-name="Visited_20_Internet_20_Link"><text:span text:style-name="T11">http://framework.zend.com/about/</text:span></text:a></text:p></text:note-body></text:note></text:p>
      <text:p text:style-name="P6">Bezüglich Bugfixes kann man auf der Github-Projektseite einsehen, dass zu den 1.632 gelösten 425 offene Issues stehen.<text:note text:id="ftn26" text:note-class="footnote"><text:note-citation>26</text:note-citation><text:note-body><text:p text:style-name="Footnote"><text:a xlink:type="simple" xlink:href="https://github.com/zendframework/zf2/issues" text:style-name="Internet_20_link" text:visited-style-name="Visited_20_Internet_20_Link"><text:span text:style-name="T11">https://github.com/zendframework/zf2/issues</text:span></text:a></text:p></text:note-body></text:note></text:p>
      <text:p text:style-name="P7">Zend wird von folgenden Unternehmen verwendet: BBC, Cisco WebEx, Centroy<text:note text:id="ftn27" text:note-class="footnote"><text:note-citation>27</text:note-citation><text:note-body><text:p text:style-name="Footnote"><text:a xlink:type="simple" xlink:href="https://www.itcentralstation.com/products/comparisons/yii-framework_vs_zend-framework" text:style-name="Internet_20_link" text:visited-style-name="Visited_20_Internet_20_Link"><text:span text:style-name="T11">https://www.itcentralstation.com/products/comparisons/yii-framework_vs_zend-framework</text:span></text:a></text:p></text:note-body></text:note></text:p>
      <text:h text:style-name="Heading_20_1" text:outline-level="1"><text:soft-page-break/><text:span text:style-name="T6">Symphony 3</text:span><text:span text:style-name="T3"><text:note text:id="ftn28" text:note-class="footnote"><text:note-citation>28</text:note-citation><text:note-body><text:p text:style-name="P29"><text:a xlink:type="simple" xlink:href="https://symphony.com/" text:style-name="Internet_20_link" text:visited-style-name="Visited_20_Internet_20_Link"><text:span text:style-name="T11">https://symphony.com/</text:span></text:a></text:p></text:note-body></text:note></text:span></text:h>
      <text:p text:style-name="P14">Symphony<text:note text:id="ftn29" text:note-class="footnote"><text:note-citation>29</text:note-citation><text:note-body><text:p text:style-name="P29"><text:a xlink:type="simple" xlink:href="https://symphony.com/" text:style-name="Internet_20_link" text:visited-style-name="Visited_20_Internet_20_Link"><text:span text:style-name="T11">https://symphony.com/</text:span></text:a></text:p></text:note-body></text:note> ist ebenfalls ein bekanntes und benutztes Framework, welches sogar manchmal die Grundlage für andere Frameworks bildet (z.B. Laravel)<text:note text:id="ftn30" text:note-class="footnote"><text:note-citation>30</text:note-citation><text:note-body><text:p text:style-name="P31"><text:a xlink:type="simple" xlink:href="http://zenofcoding.com/2015/11/16/the-great-php-mvc-framework-showdown-of-2016-cakephp-3-vs-symfony-2-vs-laravel-5-vs-zend-2/" text:style-name="Internet_20_link" text:visited-style-name="Visited_20_Internet_20_Link"><text:span text:style-name="T11">http://zenofcoding.com/2015/11/16/the-great-php-mvc-framework-showdown-of-2016-cakephp-3-vs-symfony-2-vs-laravel-5-vs-zend-2/</text:span></text:a></text:p></text:note-body></text:note>. Releases erscheinen bis heute regelmäßig (ca. 3 pro Monat), aktuelle Commits können auf Github<text:note text:id="ftn31" text:note-class="footnote"><text:note-citation>31</text:note-citation><text:note-body><text:p text:style-name="P28"><text:a xlink:type="simple" xlink:href="https://github.com/symfony/symfony" text:style-name="Internet_20_link" text:visited-style-name="Visited_20_Internet_20_Link"><text:span text:style-name="T11">https://github.com/symfony/symfony</text:span></text:a></text:p></text:note-body></text:note> verfolgt werden. <text:span text:style-name="T7">Symphony 3 wird gesponsort von 'SenioLabs' und von einer Einzelperson maintained. Die meisten Features werden über Githubs Pull-Request-System von beliebigen Entwicklern eingereicht.</text:span></text:p>
      <text:p text:style-name="P15">Symphony wird in größeren Projekten eingesetzt, z.B: Drupal, Spotify, BlaBlaCar, YouPorn.<text:note text:id="ftn32" text:note-class="footnote"><text:note-citation>32</text:note-citation><text:note-body><text:p text:style-name="P28"><text:a xlink:type="simple" xlink:href="http://stfalcon.com/en/blog/post/largest-websites-built-on-symfony2" text:style-name="Internet_20_link" text:visited-style-name="Visited_20_Internet_20_Link"><text:span text:style-name="T11">http://stfalcon.com/en/blog/post/largest-websites-built-on-symfony2</text:span></text:a></text:p></text:note-body></text:note> <text:span text:style-name="T7">Die Community kommunziert stark über Stackoverflow, wo 40k Fragen mit dem Tag 'symfony' oder 'symfony2' (o.5k 'symfony3') existieren. Es existiert eine ausführliche Dokumentation sowie eine kostenlose Tutorialsammlung namens 'The Symfony Cookbook'</text:span><text:span text:style-name="T7"><text:note text:id="ftn33" text:note-class="footnote"><text:note-citation>33</text:note-citation><text:note-body><text:p text:style-name="P30"><text:a xlink:type="simple" xlink:href="http://symfony.com/doc/current/cookbook/index.html" text:style-name="Internet_20_link" text:visited-style-name="Visited_20_Internet_20_Link"><text:span text:style-name="T11">http://symfony.com/doc/current/cookbook/index.html</text:span></text:a></text:p></text:note-body></text:note></text:span><text:span text:style-name="T7">.</text:span></text:p>
      <text:p text:style-name="P16">Symfony steht unter der freien MIT Lizenz, und unterstützt PHP5<text:note text:id="ftn34" text:note-class="footnote"><text:note-citation>34</text:note-citation><text:note-body><text:p text:style-name="P3"><text:span text:style-name="T11"><text:s/></text:span><text:a xlink:type="simple" xlink:href="http://symfony.com/blog/symfony-3-0-the-roadmap" text:style-name="Internet_20_link" text:visited-style-name="Visited_20_Internet_20_Link"><text:span text:style-name="T11">http://symfony.com/blog/symfony-3-0-the-roadmap</text:span></text:a></text:p></text:note-body></text:note>.</text:p>
      <text:p text:style-name="P14">Vorteile:</text:p>
      <text:p text:style-name="P14">Symphony ist als stabiles, robustes, aber vor allem sehr modulares Framework bekannt. Es ist aus Komponenten zusammengesetzt, welche ausgetauscht werden können. Das macht das Framework sehr flexibel und anpassbar.</text:p>
      <text:p text:style-name="P14">Nachteile:</text:p>
      <text:p text:style-name="P14">Nicht unebdingt simple oder ausgelegt für Rapid Development. Anpassbarkeit macht einiges an Konfiguration nötig. <text:span text:style-name="T8">Die Einarbeitungszeit ist nicht besonders niedrig bzw. angemessen für den Funktionsumfang.</text:span></text:p>
      <text:h text:style-name="P48" text:outline-level="1">Laravel 5</text:h>
      <text:p text:style-name="P17">Laravel<text:note text:id="ftn35" text:note-class="footnote"><text:note-citation>35</text:note-citation><text:note-body><text:p text:style-name="P31"><text:a xlink:type="simple" xlink:href="https://laravel.com/" text:style-name="Internet_20_link" text:visited-style-name="Visited_20_Internet_20_Link"><text:span text:style-name="T11">https://laravel.com/</text:span></text:a></text:p></text:note-body></text:note> ist ein relativ junges, auf Symphony basierendes, leicht zugängliches Framework. <text:span text:style-name="T9">Seit Anfang 2012 erscheinen regelmäßig Releases (aktuell ca. 2 pro Monate), aktuelle Commits sind auf Github</text:span><text:span text:style-name="T9"><text:note text:id="ftn36" text:note-class="footnote"><text:note-citation>36</text:note-citation><text:note-body><text:p text:style-name="P32"><text:a xlink:type="simple" xlink:href="https://github.com/laravel/laravel" text:style-name="Internet_20_link" text:visited-style-name="Visited_20_Internet_20_Link"><text:span text:style-name="T11">https://github.com/laravel/laravel</text:span></text:a></text:p></text:note-body></text:note></text:span><text:span text:style-name="T9">. Der erste LTS-Release war im Juni 2015. Das Projekt wird von einem einzelnen Entwickler maintained, Features werden über Githubs Pull-Request-System von beliebigen Entwicklern eingereicht.</text:span></text:p>
      <text:p text:style-name="P20">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nstenpflichtiges Angebot für profesionelle Videotutorial-Serien. Auf Stackoverflow lassen sich 35k Fragen zum Tag 'laravel' bzw. 6k Fragen zu 'laravel 5' finden.</text:p>
      <text:p text:style-name="P17">Vorteile/Nachteile:</text:p>
      <text:p text:style-name="P18">Laravel 5 ist geeignet für Rapid Development<text:note text:id="ftn37" text:note-class="footnote"><text:note-citation>37</text:note-citation><text:note-body><text:p text:style-name="P4"><text:span text:style-name="T11"><text:s/></text:span><text:a xlink:type="simple" xlink:href="https://www.quora.com/Which-should-I-learn-next-Symfony-2-or-Laravel" text:style-name="Internet_20_link" text:visited-style-name="Visited_20_Internet_20_Link"><text:span text:style-name="T11">https://www.quora.com/Which-should-I-learn-next-Symfony-2-or-Laravel</text:span></text:a></text:p></text:note-body></text:note>, relativ offen für Erweiterungen, bietet allerdings etwas weniger Struktur als andere Frameworks.<text:note text:id="ftn38" text:note-class="footnote"><text:note-citation>38</text:note-citation><text:note-body><text:p text:style-name="P31"><text:a xlink:type="simple" xlink:href="http://zenofcoding.com/2015/11/16/the-great-php-mvc-framework-showdown-of-2016-cakephp-3-vs-symfony-2-vs-laravel-5-vs-zend-2/" text:style-name="Internet_20_link" text:visited-style-name="Visited_20_Internet_20_Link"><text:span text:style-name="T11">http://zenofcoding.com/2015/11/16/the-great-php-mvc-framework-showdown-of-2016-cakephp-3-vs-symfony-2-vs-laravel-5-vs-zend-2/</text:span></text:a></text:p></text:note-body></text:note> <text:span text:style-name="T9">Es </text:span>bietet gute Unterstützung für Unit Tests. <text:span text:style-name="T10">Die Einarbeitungszeit ist gering für den sehr vollständigen Funktionsumfang. Zu den nicht selbstverständlichen Features gehören z.B. Billing, Caching, Facades und SSH.</text:span></text:p>
      <text:h text:style-name="P49" text:outline-level="1">Nette</text:h>
      <text:p text:style-name="P23"><text:span text:style-name="T17">N</text:span><text:span text:style-name="T16">ettes letztes Release ist aktuell. Es kann einige Referenzen vorweisen</text:span><text:span text:style-name="T16"><text:note text:id="ftn39" text:note-class="footnote"><text:note-citation>39</text:note-citation><text:note-body><text:p text:style-name="P34"><text:a xlink:type="simple" xlink:href="https://nette.org/" text:style-name="Internet_20_link" text:visited-style-name="Visited_20_Internet_20_Link">https://nette.org/</text:a></text:p></text:note-body></text:note></text:span><text:span text:style-name="T16">, und scheint auch laut Umfragen recht beliebt zu sein</text:span><text:span text:style-name="T16"><text:note text:id="ftn40" text:note-class="footnote"><text:note-citation>40</text:note-citation><text:note-body><text:p text:style-name="P35"><text:a xlink:type="simple" xlink:href="http://www.sitepoint.com/best-php-framework-2015-sitepoint-survey-results/" text:style-name="Internet_20_link" text:visited-style-name="Visited_20_Internet_20_Link">http://www.sitepoint.com/best-php-framework-2015-sitepoint-survey-results/</text:a></text:p></text:note-body></text:note></text:span><text:span text:style-name="T16">. Eine ausführliche Dokumentation inklusive Code-Beispiel und GUI-Screenshots ist vorhanden. Es existiert außerdem ein ofizielles, aktives Forum (Antwortzeiten 10-30 Minuten). Auf Stackoverflow ist Nette kaum präsent.</text:span></text:p>
      <text:p text:style-name="P22">Nette Framework steht unter der freien BSD Lizenz.</text:p>
      <text:p text:style-name="P19">Vorteile:</text:p>
      <text:p text:style-name="P23"><text:span text:style-name="T16">Nette ist modular aufgebaut und lässt sich gut erweitern. Es bietet eine einfache Lernkurve und kann mit anderen Frameworks (z.B.) Zend kombiniert werden </text:span><text:span text:style-name="T18">und auch über Add-Ons erweitert werden</text:span><text:span text:style-name="T16">. Die Template-Engine ist leicht zu benutzen </text:span><text:span text:style-name="T18">und ein guter PGP-Debugger sowie grafische Darstellung von Fehlern sind vorhanden.</text:span></text:p>
      <text:p text:style-name="P21">Nachteile:</text:p>
      <text:p text:style-name="P21">Nette bietet kein ORM (Object-Relational-Mapping).</text:p>
      <text:h text:style-name="P50" text:outline-level="1">PHPixie</text:h>
      <text:p text:style-name="P27"><text:span text:style-name="T12">PHPixie</text:span><text:span text:style-name="T12"><text:note text:id="ftn41" text:note-class="footnote"><text:note-citation>41</text:note-citation><text:note-body><text:p text:style-name="P36"><text:a xlink:type="simple" xlink:href="https://phpixie.com/" text:style-name="Internet_20_link" text:visited-style-name="Visited_20_Internet_20_Link">https://phpixie.com/</text:a></text:p></text:note-body></text:note></text:span><text:span text:style-name="T12"> ist ein kleine</text:span><text:span text:style-name="T13">s, </text:span><text:span text:style-name="T14">einfaches</text:span><text:span text:style-name="T12"> Framework, welches 2012 zum schnellen einmaligen Websiten gegründet wurde. </text:span><text:span text:style-name="T15">Es hat einen recht hohen Bekanntheitsgrad.</text:span><text:span text:style-name="T15"><text:note text:id="ftn42" text:note-class="footnote"><text:note-citation>42</text:note-citation><text:note-body><text:p text:style-name="P36"><text:a xlink:type="simple" xlink:href="http://www.sitepoint.com/best-php-framework-2015-sitepoint-survey-results/" text:style-name="Internet_20_link" text:visited-style-name="Visited_20_Internet_20_Link">http://www.sitepoint.com/best-php-framework-2015-sitepoint-survey-results/</text:a></text:p></text:note-body></text:note></text:span><text:span text:style-name="T15"> Besonderen Wert wird auf den schnellen Einstieg gelegt, es existiert eine Schnellanleitung, 30 Minuten Tutorials mit Screenshots, Codebeispielen und ausfürhlicher Beschreibung.</text:span><text:span text:style-name="T15"><text:note text:id="ftn43" text:note-class="footnote"><text:note-citation>43</text:note-citation><text:note-body><text:p text:style-name="P36"><text:a xlink:type="simple" xlink:href="http://phpixie.jeromepasquier.com/" text:style-name="Internet_20_link" text:visited-style-name="Visited_20_Internet_20_Link">http://phpixie.jeromepasquier.com/</text:a></text:p></text:note-body></text:note></text:span></text:p>
      <text:p text:style-name="P24"><text:span text:style-name="T19">PHPixie</text:span><text:span text:style-name="T16"> steht unter der freien BSD Lizenz.</text:span></text:p>
      <text:h text:style-name="Heading_20_4" text:outline-level="4">Vorteile:</text:h>
      <text:p text:style-name="P25"><text:span text:style-name="T16">Das Framework bietet schnelle Geschwindigkeit und geringe Ladezeiten bei einer modularen und flexiblen Architektur. Es ist klein und sehr einfach zu erlernen. </text:span><text:span text:style-name="T20">Für ein Nicht-Full-Stack-Framework besitzt es außerdem re</text:span><text:span text:style-name="T21">cht </text:span><text:span text:style-name="T20">viele Features </text:span><text:span text:style-name="T22">die oft eher in größeren Frameworks zu finden sind </text:span><text:span text:style-name="T20">wie z.B.: ORM, Caching, Templating, Authentication, Validation, Routung</text:span></text:p>
      <text:h text:style-name="Heading_20_4" text:outline-level="4">Nachteile:</text:h>
      <text:p text:style-name="P11"><text:span text:style-name="T23">Da es sich nicht um ein Full-Stack-Framework handelt, sind die Funktionen beschränkt. Außerdem wird das „</text:span><text:bookmark text:name="Single-Responsibility-Prinzip"/>Single-Responsibility-Prinzip“ <text:span text:style-name="T23">nicht eingehalten, was zu schlechter Kapselung und Objekten mit übermaßig viel Funktionalität führt.</text:span></text:p>
      <text:p text:style-name="P12">Es müssen außerdem verschiedene Namen<text:span text:style-name="T24">s</text:span>konventionen (z.B. für Klassennamen) eingehalten werden.</text:p>
      <text:h text:style-name="P51" text:outline-level="1">Gegenüberstellung</text:h>
      <text:p text:style-name="P38"/>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P43">Framework</text:p>
          </table:table-cell>
          <table:table-cell table:style-name="Tabelle2.A1" office:value-type="float" office:value="0">
            <text:p text:style-name="P42">Zend 2</text:p>
          </table:table-cell>
          <table:table-cell table:style-name="Tabelle2.A1" office:value-type="float" office:value="0">
            <text:p text:style-name="P42">Yii 2</text:p>
          </table:table-cell>
          <table:table-cell table:style-name="Tabelle2.A1" office:value-type="float" office:value="0">
            <text:p text:style-name="P42">Symfony 3</text:p>
          </table:table-cell>
          <table:table-cell table:style-name="Tabelle2.A1" office:value-type="float" office:value="0">
            <text:p text:style-name="P42">Laravel 5</text:p>
          </table:table-cell>
          <table:table-cell table:style-name="Tabelle2.A1" office:value-type="float" office:value="0">
            <text:p text:style-name="P42">Nette</text:p>
          </table:table-cell>
          <table:table-cell table:style-name="Tabelle2.A1" office:value-type="float" office:value="0">
            <text:p text:style-name="P42">PHPixie</text:p>
          </table:table-cell>
          <table:table-cell table:style-name="Tabelle2.A1" office:value-type="float" office:value="0">
            <text:p text:style-name="P42">Gewichtung</text:p>
          </table:table-cell>
          <table:table-cell table:style-name="Tabelle2.A1" office:value-type="float" office:value="0">
            <text:p text:style-name="P42">Range</text:p>
          </table:table-cell>
        </table:table-row>
        <table:table-row table:style-name="Tabelle2.1">
          <table:table-cell table:style-name="Tabelle2.A2" office:value-type="float" office:value="0">
            <text:p text:style-name="P39">Aktualität</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3">
            <text:p text:style-name="P39">3</text:p>
          </table:table-cell>
          <table:table-cell table:style-name="Tabelle2.B2" office:value-type="float" office:value="3">
            <text:p text:style-name="P39">3</text:p>
          </table:table-cell>
          <table:table-cell table:style-name="Tabelle2.B2" office:value-type="float" office:value="3">
            <text:p text:style-name="P39">3</text:p>
          </table:table-cell>
          <table:table-cell table:style-name="Tabelle2.B2" office:value-type="float" office:value="1">
            <text:p text:style-name="P39">1</text:p>
          </table:table-cell>
          <table:table-cell table:style-name="Tabelle2.H2" office:value-type="float" office:value="2">
            <text:p text:style-name="P40">2</text:p>
          </table:table-cell>
          <table:table-cell table:style-name="Tabelle2.I2" office:value-type="string">
            <text:p text:style-name="P41">1 - 3</text:p>
          </table:table-cell>
        </table:table-row>
        <table:table-row table:style-name="Tabelle2.1">
          <table:table-cell table:style-name="Tabelle2.A2" office:value-type="float" office:value="0">
            <text:p text:style-name="P39">Verbreitung</text:p>
          </table:table-cell>
          <table:table-cell table:style-name="Tabelle2.B2" office:value-type="float" office:value="2">
            <text:p text:style-name="P39">2</text:p>
          </table:table-cell>
          <table:table-cell table:style-name="Tabelle2.B2" office:value-type="float" office:value="3">
            <text:p text:style-name="P39">3</text:p>
          </table:table-cell>
          <table:table-cell table:style-name="Tabelle2.B2" office:value-type="float" office:value="3">
            <text:p text:style-name="P39">3</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1">
            <text:p text:style-name="P39">1</text:p>
          </table:table-cell>
          <table:table-cell table:style-name="Tabelle2.H2" office:value-type="float" office:value="2">
            <text:p text:style-name="P40">2</text:p>
          </table:table-cell>
          <table:table-cell table:style-name="Tabelle2.I3" office:value-type="string">
            <text:p text:style-name="P41">1 - 3</text:p>
          </table:table-cell>
        </table:table-row>
        <table:table-row table:style-name="Tabelle2.1">
          <table:table-cell table:style-name="Tabelle2.A2" office:value-type="float" office:value="0">
            <text:p text:style-name="P39">Doku<text:span text:style-name="T26">mentation</text:span></text:p>
          </table:table-cell>
          <table:table-cell table:style-name="Tabelle2.B2" office:value-type="float" office:value="1">
            <text:p text:style-name="P39">1</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1">
            <text:p text:style-name="P39">1</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H2" office:value-type="float" office:value="4">
            <text:p text:style-name="P40">4</text:p>
          </table:table-cell>
          <table:table-cell table:style-name="Tabelle2.I4" office:value-type="string">
            <text:p text:style-name="P41">1 - 2</text:p>
          </table:table-cell>
        </table:table-row>
        <table:table-row table:style-name="Tabelle2.1">
          <table:table-cell table:style-name="Tabelle2.A2" office:value-type="float" office:value="0">
            <text:p text:style-name="P39">Community</text:p>
          </table:table-cell>
          <table:table-cell table:style-name="Tabelle2.B2" office:value-type="float" office:value="2">
            <text:p text:style-name="P39">2</text:p>
          </table:table-cell>
          <table:table-cell table:style-name="Tabelle2.B2" office:value-type="float" office:value="3">
            <text:p text:style-name="P39">3</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1">
            <text:p text:style-name="P39">1</text:p>
          </table:table-cell>
          <table:table-cell table:style-name="Tabelle2.H2" office:value-type="float" office:value="3">
            <text:p text:style-name="P40">3</text:p>
          </table:table-cell>
          <table:table-cell table:style-name="Tabelle2.I5" office:value-type="string">
            <text:p text:style-name="P41">1 - 3</text:p>
          </table:table-cell>
        </table:table-row>
        <table:table-row table:style-name="Tabelle2.1">
          <table:table-cell table:style-name="Tabelle2.A2" office:value-type="float" office:value="0">
            <text:p text:style-name="P39">Einarbeitung<text:span text:style-name="T26">szeit</text:span></text:p>
          </table:table-cell>
          <table:table-cell table:style-name="Tabelle2.B2" office:value-type="float" office:value="1">
            <text:p text:style-name="P39">1</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3">
            <text:p text:style-name="P39">3</text:p>
          </table:table-cell>
          <table:table-cell table:style-name="Tabelle2.B2" office:value-type="float" office:value="2">
            <text:p text:style-name="P39">2</text:p>
          </table:table-cell>
          <table:table-cell table:style-name="Tabelle2.B2" office:value-type="float" office:value="3">
            <text:p text:style-name="P39">3</text:p>
          </table:table-cell>
          <table:table-cell table:style-name="Tabelle2.H2" office:value-type="float" office:value="2">
            <text:p text:style-name="P40">2</text:p>
          </table:table-cell>
          <table:table-cell table:style-name="Tabelle2.I6" office:value-type="string">
            <text:p text:style-name="P41">1 - 3</text:p>
          </table:table-cell>
        </table:table-row>
        <table:table-row table:style-name="Tabelle2.1">
          <table:table-cell table:style-name="Tabelle2.A2" office:value-type="float" office:value="0">
            <text:p text:style-name="P39">Features</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2">
            <text:p text:style-name="P39">2</text:p>
          </table:table-cell>
          <table:table-cell table:style-name="Tabelle2.B2" office:value-type="float" office:value="1">
            <text:p text:style-name="P39">1</text:p>
          </table:table-cell>
          <table:table-cell table:style-name="Tabelle2.H2" office:value-type="float" office:value="2">
            <text:p text:style-name="P40">2</text:p>
          </table:table-cell>
          <table:table-cell table:style-name="Tabelle2.I7" office:value-type="string">
            <text:p text:style-name="P41">1 - 2</text:p>
          </table:table-cell>
        </table:table-row>
        <table:table-row table:style-name="Tabelle2.1">
          <table:table-cell table:style-name="Tabelle2.A2" office:value-type="float" office:value="0">
            <text:p text:style-name="P39">Preis</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H2">
            <text:p text:style-name="P40"/>
          </table:table-cell>
          <table:table-cell table:style-name="Tabelle2.I8" office:value-type="string">
            <text:p text:style-name="P40">0 - <text:span text:style-name="T25">1</text:span></text:p>
          </table:table-cell>
        </table:table-row>
        <table:table-row table:style-name="Tabelle2.1">
          <table:table-cell table:style-name="Tabelle2.A2" office:value-type="float" office:value="0">
            <text:p text:style-name="P39">PHP 5</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B2" office:value-type="float" office:value="1">
            <text:p text:style-name="P39">1</text:p>
          </table:table-cell>
          <table:table-cell table:style-name="Tabelle2.H2">
            <text:p text:style-name="P40"/>
          </table:table-cell>
          <table:table-cell table:style-name="Tabelle2.I9" office:value-type="string">
            <text:p text:style-name="P40">0 - <text:span text:style-name="T25">1</text:span></text:p>
          </table:table-cell>
        </table:table-row>
        <table:table-row table:style-name="Tabelle2.1">
          <table:table-cell table:style-name="Tabelle2.A10" office:value-type="float" office:value="0">
            <text:p text:style-name="P39">Gesamt</text:p>
          </table:table-cell>
          <table:table-cell table:style-name="Tabelle2.B10" office:value-type="float" office:value="24">
            <text:p text:style-name="P39">24</text:p>
          </table:table-cell>
          <table:table-cell table:style-name="Tabelle2.B10" office:value-type="float" office:value="35">
            <text:p text:style-name="P39">35</text:p>
          </table:table-cell>
          <table:table-cell table:style-name="Tabelle2.B10" office:value-type="float" office:value="34">
            <text:p text:style-name="P39">34</text:p>
          </table:table-cell>
          <table:table-cell table:style-name="Tabelle2.B10" office:value-type="float" office:value="30">
            <text:p text:style-name="P39">30</text:p>
          </table:table-cell>
          <table:table-cell table:style-name="Tabelle2.B10" office:value-type="float" office:value="32">
            <text:p text:style-name="P39">32</text:p>
          </table:table-cell>
          <table:table-cell table:style-name="Tabelle2.B10" office:value-type="float" office:value="23">
            <text:p text:style-name="P39">23</text:p>
          </table:table-cell>
          <table:table-cell table:style-name="Tabelle2.B10">
            <text:p text:style-name="P39"/>
          </table:table-cell>
          <table:table-cell table:style-name="Tabelle2.B10">
            <text:p text:style-name="P39"/>
          </table:table-cell>
        </table:table-row>
      </table:table>
      <text:p text:style-name="P38"/>
      <text:p text:style-name="P37">Für alle Frameworks gilt: Freie Lizenz</text:p>
      <text:p text:style-name="P37">Berechnungsgrundlage:</text:p>
      <text:p text:style-name="P44">Gesamt = (Aktualität * Gewichtung + Verbreitung * Gewichtung + … ) * Preis * PH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5:04:40.23</meta:creation-date>
    <dc:date>2016-04-14T20:31:23.949000000</dc:date>
    <meta:editing-duration>PT11H10M56S</meta:editing-duration>
    <meta:editing-cycles>36</meta:editing-cycles>
    <meta:generator>LibreOffice/4.4.6.3$Windows_x86 LibreOffice_project/e8938fd3328e95dcf59dd64e7facd2c7d67c704d</meta:generator>
    <meta:document-statistic meta:table-count="1" meta:image-count="0" meta:object-count="0" meta:page-count="8" meta:paragraph-count="209" meta:word-count="1535" meta:character-count="12643" meta:non-whitespace-character-count="11292"/>
  </office:meta>
</office:document-meta>
</file>